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88000002A9C57B089E.png" manifest:media-type=""/>
  <manifest:file-entry manifest:full-path="Pictures/1000020100000500000002EB792295F0.png" manifest:media-type=""/>
  <manifest:file-entry manifest:full-path="Pictures/100000000000037F0000020E2CE63E80.png" manifest:media-type=""/>
  <manifest:file-entry manifest:full-path="Pictures/10000000000003860000021843DB735E.png" manifest:media-type=""/>
  <manifest:file-entry manifest:full-path="Pictures/1000000000000488000002A96707FC31.png" manifest:media-type=""/>
  <manifest:file-entry manifest:full-path="Pictures/100000000000037B00000213496B437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5cd0d" officeooo:paragraph-rsid="0015cd0d"/>
    </style:style>
    <style:style style:name="P2" style:family="paragraph" style:parent-style-name="Standard">
      <style:text-properties style:text-underline-style="solid" style:text-underline-width="auto" style:text-underline-color="font-color" fo:font-weight="bold" officeooo:rsid="0015cd0d" officeooo:paragraph-rsid="0015cd0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e28bc" officeooo:paragraph-rsid="001e28bc" style:font-weight-asian="bold" style:font-weight-complex="bold"/>
    </style:style>
    <style:style style:name="P4" style:family="paragraph" style:parent-style-name="Standard">
      <style:text-properties officeooo:rsid="0017e38f" officeooo:paragraph-rsid="0017e38f"/>
    </style:style>
    <style:style style:name="P5" style:family="paragraph" style:parent-style-name="Standard">
      <style:text-properties officeooo:rsid="00197883" officeooo:paragraph-rsid="00197883"/>
    </style:style>
    <style:style style:name="P6" style:family="paragraph" style:parent-style-name="Standard">
      <style:text-properties officeooo:rsid="001a4090" officeooo:paragraph-rsid="001a4090"/>
    </style:style>
    <style:style style:name="P7" style:family="paragraph" style:parent-style-name="Standard">
      <style:text-properties officeooo:rsid="001b13dc" officeooo:paragraph-rsid="001b13dc"/>
    </style:style>
    <style:style style:name="P8" style:family="paragraph" style:parent-style-name="Standard">
      <style:text-properties officeooo:rsid="001e28bc" officeooo:paragraph-rsid="001e28bc"/>
    </style:style>
    <style:style style:name="P9" style:family="paragraph" style:parent-style-name="Standard">
      <style:text-properties officeooo:rsid="001ee108" officeooo:paragraph-rsid="001ee108"/>
    </style:style>
    <style:style style:name="P10" style:family="paragraph" style:parent-style-name="Standard">
      <style:text-properties officeooo:rsid="00203c66" officeooo:paragraph-rsid="00203c66"/>
    </style:style>
    <style:style style:name="P11" style:family="paragraph" style:parent-style-name="Standard">
      <style:text-properties officeooo:rsid="002192d9" officeooo:paragraph-rsid="002192d9"/>
    </style:style>
    <style:style style:name="P12" style:family="paragraph" style:parent-style-name="Standard">
      <style:text-properties officeooo:rsid="00230164" officeooo:paragraph-rsid="00230164"/>
    </style:style>
    <style:style style:name="P13" style:family="paragraph" style:parent-style-name="Standard">
      <style:text-properties officeooo:rsid="0024f305" officeooo:paragraph-rsid="0024f305"/>
    </style:style>
    <style:style style:name="P14" style:family="paragraph" style:parent-style-name="Standard">
      <style:paragraph-properties fo:break-before="page"/>
      <style:text-properties style:text-underline-style="solid" style:text-underline-width="auto" style:text-underline-color="font-color" fo:font-weight="bold" officeooo:rsid="0015cd0d" officeooo:paragraph-rsid="0015cd0d" style:font-weight-asian="bold" style:font-weight-complex="bold"/>
    </style:style>
    <style:style style:name="P15" style:family="paragraph" style:parent-style-name="Standard">
      <style:paragraph-properties fo:break-before="page"/>
      <style:text-properties officeooo:rsid="001b13dc" officeooo:paragraph-rsid="001b13dc"/>
    </style:style>
    <style:style style:name="P16" style:family="paragraph" style:parent-style-name="Standard">
      <style:paragraph-properties fo:break-before="page"/>
      <style:text-properties style:text-underline-style="solid" style:text-underline-width="auto" style:text-underline-color="font-color" fo:font-weight="bold" officeooo:rsid="001ee108" officeooo:paragraph-rsid="001ee108" style:font-weight-asian="bold" style:font-weight-complex="bold"/>
    </style:style>
    <style:style style:name="P17" style:family="paragraph" style:parent-style-name="Standard">
      <style:paragraph-properties fo:break-before="page"/>
      <style:text-properties style:text-underline-style="solid" style:text-underline-width="auto" style:text-underline-color="font-color" fo:font-weight="bold" officeooo:rsid="002192d9" officeooo:paragraph-rsid="002192d9" style:font-weight-asian="bold" style:font-weight-complex="bold"/>
    </style:style>
    <style:style style:name="P18" style:family="paragraph" style:parent-style-name="Standard">
      <style:paragraph-properties fo:break-before="page"/>
      <style:text-properties style:text-underline-style="solid" style:text-underline-width="auto" style:text-underline-color="font-color" fo:font-weight="bold" officeooo:rsid="0025086e" officeooo:paragraph-rsid="0025086e" style:font-weight-asian="bold" style:font-weight-complex="bold"/>
    </style:style>
    <style:style style:name="P19" style:family="paragraph" style:parent-style-name="Standard">
      <style:paragraph-properties fo:break-before="page"/>
      <style:text-properties style:text-underline-style="solid" style:text-underline-width="auto" style:text-underline-color="font-color" fo:font-weight="bold" officeooo:rsid="0025eaa6" officeooo:paragraph-rsid="0025eaa6" style:font-weight-asian="bold" style:font-weight-complex="bold"/>
    </style:style>
    <style:style style:name="P20" style:family="paragraph" style:parent-style-name="Standard">
      <style:paragraph-properties fo:break-before="page"/>
      <style:text-properties style:text-underline-style="solid" style:text-underline-width="auto" style:text-underline-color="font-color" fo:font-weight="bold" officeooo:rsid="0026843a" officeooo:paragraph-rsid="0026843a" style:font-weight-asian="bold" style:font-weight-complex="bold"/>
    </style:style>
    <style:style style:name="P21" style:family="paragraph" style:parent-style-name="Standard">
      <style:paragraph-properties fo:break-before="page"/>
      <style:text-properties style:text-underline-style="solid" style:text-underline-width="auto" style:text-underline-color="font-color" fo:font-weight="bold" officeooo:rsid="002726ef" officeooo:paragraph-rsid="002726ef" style:font-weight-asian="bold" style:font-weight-complex="bold"/>
    </style:style>
    <style:style style:name="P22" style:family="paragraph" style:parent-style-name="Standard">
      <style:text-properties officeooo:rsid="0024f305" officeooo:paragraph-rsid="0024f305"/>
    </style:style>
    <style:style style:name="P23" style:family="paragraph" style:parent-style-name="Standard">
      <style:text-properties officeooo:rsid="0025eaa6" officeooo:paragraph-rsid="0025eaa6"/>
    </style:style>
    <style:style style:name="P24" style:family="paragraph" style:parent-style-name="Standard">
      <style:text-properties officeooo:rsid="0026843a" officeooo:paragraph-rsid="0026843a"/>
    </style:style>
    <style:style style:name="P25" style:family="paragraph" style:parent-style-name="Standard">
      <style:text-properties style:text-underline-style="none" fo:font-weight="normal" officeooo:rsid="0026843a" officeooo:paragraph-rsid="0026843a" style:font-weight-asian="normal" style:font-weight-complex="normal"/>
    </style:style>
    <style:style style:name="P26" style:family="paragraph" style:parent-style-name="Standard">
      <style:text-properties style:text-underline-style="none" fo:font-weight="normal" officeooo:rsid="002726ef" officeooo:paragraph-rsid="002726ef" style:font-weight-asian="normal" style:font-weight-complex="normal"/>
    </style:style>
    <style:style style:name="T1" style:family="text">
      <style:text-properties officeooo:rsid="001e28b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y 27</text:p>
      <text:p text:style-name="P1">Taking too long to read large hdf5 files.</text:p>
      <text:p text:style-name="P1">This is probably due to the current method of searching for each waveform.</text:p>
      <text:p text:style-name="P1">Learning hdf5 in order to solve this issue.</text:p>
      <text:p text:style-name="P1">Processed data. Data doesn't look good. Baseline keeps shifting, causing the peak finder to fail. Also, dark noise is quite high even at -100C (radioactivity?).</text:p>
      <text:p text:style-name="P1">Upgrading peak finder to calculate local baseline (one peak width) as it scans the histogram for peaks.</text:p>
      <text:p text:style-name="P1">Paul will retake data.</text:p>
      <text:p text:style-name="P1">Fabrice suggests that problem may be caused by one of the four MPPCs being bad. Will switch to a different one.</text:p>
      <text:p text:style-name="P1">WF on scope looks much better. Taking full dataset.</text:p>
      <text:p text:style-name="P1">Constructed box ot of alimunum to protect reference MPPC.</text:p>
      <text:p text:style-name="P14">May 28</text:p>
      <text:p text:style-name="P1">Data from yesterday still looks bad.</text:p>
      <text:p text:style-name="P1"><draw:frame draw:style-name="fr4"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1">Created algorithm to count zeros using the minimum of the WF to see if the issue is with the data or analysis.</text:p>
      <text:p text:style-name="P1"><draw:frame draw:style-name="fr1" draw:name="graphics1" text:anchor-type="paragraph" svg:width="5.9008in" svg:height="4.6984in" draw:z-index="1"><draw:image xlink:href="Pictures/100000000000037B00000213496B4379.png" xlink:type="simple" xlink:show="embed" xlink:actuate="onLoad"/></draw:frame>Point at 1.5 is strange. This may be a data issue. Above plot made with only 1000 wf. Doing full set <text:soft-page-break/>now.</text:p>
      <text:p text:style-name="P4">Setup github.</text:p>
      <text:p text:style-name="P5">Data is greatly improved with more statistics. See May28*-100* for plots.</text:p>
      <text:p text:style-name="P6">Biggest issue is now the processing time. Need to make hdf5 reader more efficient.</text:p>
      <text:p text:style-name="P7">Need to prepare <text:span text:style-name="T1">talk.</text:span></text:p>
      <text:p text:style-name="P15"/>
      <text:p text:style-name="P3">May 29</text:p>
      <text:p text:style-name="P8">Worked on talk.</text:p>
      <text:p text:style-name="P8">Processed data.</text:p>
      <text:p text:style-name="P16">May 31</text:p>
      <text:p text:style-name="P9">Processed data to be used in talk. Finished preparing talk.</text:p>
      <text:p text:style-name="P9"/>
      <text:p text:style-name="P16">June 1</text:p>
      <text:p text:style-name="P9">Photo-detector meeting with talk.</text:p>
      <text:p text:style-name="P9">Now need to address cross-talk.</text:p>
      <text:p text:style-name="P10">Met with Fabrice and got new objectives.</text:p>
      <text:p text:style-name="P10">Now need to stagger hours to maximize data taking. Will work 16 hours/day in total.</text:p>
      <text:p text:style-name="P10">12 SiPMs to be measured. Will measure &lt;PE&gt;, &lt;DN&gt;, and &lt;avalanche&gt;.</text:p>
      <text:p text:style-name="P10"/>
      <text:p text:style-name="P17">June 2</text:p>
      <text:p text:style-name="P11">Showed Paul how code works.</text:p>
      <text:p text:style-name="P11">Got cross-talk analysis working using ntuple that finds dark noise pulses that were triggered on in the data. This pulse is at the centre of the WF. Finding the histogram of minimum values works the best in this case, since the probability of having multiple pulses in this 200ns range is very low at -100C. The ntuple mst be analyzed manually, however.</text:p>
      <text:p text:style-name="P11"><draw:frame draw:style-name="fr1" draw:name="graphics2" text:anchor-type="paragraph" svg:width="5.9736in" svg:height="4.7429in" draw:z-index="2"><draw:image xlink:href="Pictures/10000000000003860000021843DB735E.png" xlink:type="simple" xlink:show="embed" xlink:actuate="onLoad"/></draw:frame></text:p>
      <text:p text:style-name="P11">More data is being taken by Paul.</text:p>
      <text:p text:style-name="P11">Working on afterpulse. Will simply integrate WF after the dark noise pulse at the tigger point.</text:p>
      <text:p text:style-name="P12">Processed Bottom_Top4 data. This is &lt;PE&gt; data for the MEG with proper OV.</text:p>
      <text:p text:style-name="P13"><draw:frame draw:style-name="fr1" draw:name="graphics3" text:anchor-type="paragraph" svg:width="5.9272in" svg:height="4.6547in" draw:z-index="3"><draw:image xlink:href="Pictures/100000000000037F0000020E2CE63E80.png" xlink:type="simple" xlink:show="embed" xlink:actuate="onLoad"/></draw:frame><text:soft-page-break/>Made crosstalk more automated, as the previous method of reading of the height spectrum was very tedious.</text:p>
      <text:p text:style-name="P13">Initial problem with automation was too few bins.</text:p>
      <text:p text:style-name="P13">Implemented afterpulse. Testing both afterpulse and crosstalk now.</text:p>
      <text:p text:style-name="P18">June 3</text:p>
      <text:p text:style-name="P23">Paul had air pump problems while taking data. He thought it was a leak. It is now working fine, but this prevented data from being taken.</text:p>
      <text:p text:style-name="P23">My email to Paul:</text:p>
      <text:p text:style-name="P23">“So now the noise is completely eliminated on both channels. It was a grounding problem for the shielding on the cables, as well as on the normalization holder. Regarding electrical noise, both channels look as clean as they would if the lamp was turned off.</text:p>
      <text:p text:style-name="P23"/>
      <text:p text:style-name="P23">I removed the 4th piece of paper. I think what you saw before was just a high level of crosstalk. I was getting way too little data even at high overvoltages with 4 pieces of paper. I checked with 3, and even at an OV of 4V, there is still the right amount of light.</text:p>
      <text:p text:style-name="P23"/>
      <text:p text:style-name="P23">Also, I think we might have a light leak. There seemed to be less dark noise registering on the normalization when I covered the box with the black fabric. So just to be sure, I think it's best if we cover the box AND turn the room lights out while taking data, provided no one else is in the room. If you like, you could quantify this tomorrow by taking a measurement with the normalization with the lights on, and another with the lights off. Because it does not have to be cooled, you could do this while the bottom detector is cooling, so it won't cost you any extra time.</text:p>
      <text:p text:style-name="P23"/>
      <text:p text:style-name="P23">Lastly, please make sure the waveforms have no vertical offset when taking data. This will make the processing much simpler.</text:p>
      <text:p text:style-name="P23"/>
      <text:p text:style-name="P23">Right now I'm taking data with that same detector. I'll see how much data I can take tonight. I might just stay longer since the noise level is so good right now.”</text:p>
      <text:p text:style-name="P23"/>
      <text:p text:style-name="P23">The data for coated SiPM2 was taken.</text:p>
      <text:p text:style-name="P19">June 4</text:p>
      <text:p text:style-name="P23">The noise returned when Paul installed the next detector. Need to find a reliable solution.</text:p>
      <text:p text:style-name="P23">My email:</text:p>
      <text:p text:style-name="P23">“At least we know what the problem is for the top detector. It's the grounding of the shield around the cable, as well as the grounding of the holder itself. If this grounding can be improved, I think we will eliminate the noise. My theory is that the noise simply appears the way it does because when something like the cable simply moves inside the box, it causes the connection between some points of the foil to break. If we can improve that connection, it may solve the problem. Maybe try using a larger price of foil around the wire.”</text:p>
      <text:p text:style-name="P23"/>
      <text:p text:style-name="P23">Paul took data for SiPM1</text:p>
      <text:p text:style-name="P23"/>
      <text:p text:style-name="P23">From Fabrice:</text:p>
      <text:p text:style-name="P23">“The MPPC labeled 1-9 (or 10?) are old generation MPPCs coated with various wavelength shifters. Being old generation their intrinsic performance <text:s/>such as dark noise and correlated avalanche are not so interesting. There is no need to measure dark noise with good precision for those. Furthermore I would even argue that you don't need to run them very cold, just cold that dark noise is not an issue. So, consider running them only down to -20V. You need a measure of dark noise for correcting a possible contribution to the efficiency but this could be taken from the same data set.</text:p>
      <text:p text:style-name="P23">The other devices on the other hand, VUV2, and VUV3 have to be studied in details at -100C. VUV3 is the most interesting most likely.”</text:p>
      <text:p text:style-name="P23"/>
      <text:p text:style-name="P23">My email after Paul left:</text:p>
      <text:p text:style-name="P23">“As soon as I started the pump, the noise came back. I re-shielded the cable, and this seemed to work for a few minutes, but then it returned again. I still haven't managed to get rid of it. I think that cable needs to be replaced as soon as possible, as I don't think it's grounding properly. I talked to Daryl about it, and he said tomorrow we can get it fixed, so I think you should talk to him as soon as you can tomorrow.”</text:p>
      <text:p text:style-name="P23"/>
      <text:p text:style-name="P23">Managed to collect data for SiPM3 after much fighting with the setup. Used foil to shield the cable, and played with the grounding till it worked.</text:p>
      <text:p text:style-name="P19">June 5</text:p>
      <text:p text:style-name="P23">Paul has been unable to take data due to noise. Fabrice has seen it as well.</text:p>
      <text:p text:style-name="P23"/>
      <text:p text:style-name="P23">I managed to solve it by using the copper tape to completely enclose the top detector. Any signal would now have to penetrate the copper shield, which is grounded to the base. It is screwed down using the same screws that hold the SiPM holder. Resulting signal:</text:p>
      <text:p text:style-name="P23"><draw:frame draw:style-name="fr2" draw:name="graphics4" text:anchor-type="paragraph" svg:width="6.9252in" svg:height="4.0409in" draw:z-index="4"><draw:image xlink:href="Pictures/1000020100000500000002EB792295F0.png" xlink:type="simple" xlink:show="embed" xlink:actuate="onLoad"/></draw:frame></text:p>
      <text:p text:style-name="P23">Took data for VUV3 up to 13.5 OV for both trigger on lamp and dark noise (2 data sets).</text:p>
      <text:p text:style-name="P20">June 8</text:p>
      <text:p text:style-name="P24">Processed data for VUV3. Automation is not reliable, so had to manually pull final results from minHist.</text:p>
      <text:p text:style-name="P24"><draw:frame draw:style-name="fr2" draw:name="graphics5" text:anchor-type="paragraph" svg:width="6.9252in" svg:height="5.4319in" draw:z-index="5"><draw:image xlink:href="Pictures/1000000000000488000002A96707FC31.png" xlink:type="simple" xlink:show="embed" xlink:actuate="onLoad"/></draw:frame></text:p>
      <text:p text:style-name="P24"/>
      <text:p text:style-name="P25"><draw:frame draw:style-name="fr3" draw:name="graphics6" text:anchor-type="paragraph" svg:width="6.9252in" svg:height="5.4319in" draw:z-index="6"><draw:image xlink:href="Pictures/1000000000000488000002A9C57B089E.png" xlink:type="simple" xlink:show="embed" xlink:actuate="onLoad"/></draw:frame><text:soft-page-break/>Worked on Paul's report for the rest of the day.</text:p>
      <text:p text:style-name="P21">June 9</text:p>
      <text:p text:style-name="P26">Filled LN2 dewers. Completed by 10am.</text:p>
      <text:p text:style-name="P26">Worked on conference application.</text:p>
      <text:p text:style-name="P26">Processed data for normalization detector. &lt;PE&gt; slope seems to be increasing, indicating it is being cooled:</text:p>
      <text:p text:style-name="P26"/>
      <text:p text:style-name="P26"><draw:frame draw:style-name="fr4" draw:name="Object2" text:anchor-type="paragraph" svg:width="6.2992in" svg:height="3.5429in" draw:z-index="7"><draw:object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8T14:04:33.458140186</meta:creation-date>
    <dc:date>2015-06-09T13:35:07.098639272</dc:date>
    <meta:editing-duration>P5DT3H25M36S</meta:editing-duration>
    <meta:editing-cycles>15</meta:editing-cycles>
    <meta:generator>LibreOffice/4.1.6.2$Linux_X86_64 LibreOffice_project/410m0$Build-2</meta:generator>
    <meta:document-statistic meta:table-count="0" meta:image-count="6" meta:object-count="2" meta:page-count="14" meta:paragraph-count="69" meta:word-count="1212" meta:character-count="6635" meta:non-whitespace-character-count="54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16cm" svg:y="4.207cm" style:legend-expansion="high" chart:style-name="ch2"/>
        <chart:plot-area chart:style-name="ch3" chart:data-source-has-labels="both" svg:x="0.769cm" svg:y="0.851cm" svg:width="12.309cm" svg:height="7.549cm">
          <chartooo:coordinate-region svg:x="1.717cm" svg:y="1.043cm" svg:width="11.157cm" svg:height="6.725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33">
                <text:p>33</text:p>
              </table:table-cell>
              <table:table-cell office:value-type="float" office:value="0.158578">
                <text:p>0.158578</text:p>
              </table:table-cell>
            </table:table-row>
            <table:table-row>
              <table:table-cell office:value-type="string">
                <text:p>2</text:p>
              </table:table-cell>
              <table:table-cell office:value-type="float" office:value="34">
                <text:p>34</text:p>
              </table:table-cell>
              <table:table-cell office:value-type="float" office:value="0.351209">
                <text:p>0.351209</text:p>
              </table:table-cell>
            </table:table-row>
            <table:table-row>
              <table:table-cell office:value-type="string">
                <text:p>3</text:p>
              </table:table-cell>
              <table:table-cell office:value-type="float" office:value="35">
                <text:p>35</text:p>
              </table:table-cell>
              <table:table-cell office:value-type="float" office:value="0.427112">
                <text:p>0.427112</text:p>
              </table:table-cell>
            </table:table-row>
            <table:table-row>
              <table:table-cell office:value-type="string">
                <text:p>4</text:p>
              </table:table-cell>
              <table:table-cell office:value-type="float" office:value="36">
                <text:p>36</text:p>
              </table:table-cell>
              <table:table-cell office:value-type="float" office:value="0.371581">
                <text:p>0.371581</text:p>
              </table:table-cell>
            </table:table-row>
            <table:table-row>
              <table:table-cell office:value-type="string">
                <text:p>5</text:p>
              </table:table-cell>
              <table:table-cell office:value-type="float" office:value="37">
                <text:p>37</text:p>
              </table:table-cell>
              <table:table-cell office:value-type="float" office:value="0.331084">
                <text:p>0.331084</text:p>
              </table:table-cell>
            </table:table-row>
            <table:table-row>
              <table:table-cell office:value-type="string">
                <text:p>6</text:p>
              </table:table-cell>
              <table:table-cell office:value-type="float" office:value="38">
                <text:p>38</text:p>
              </table:table-cell>
              <table:table-cell office:value-type="float" office:value="0.404674">
                <text:p>0.404674</text:p>
              </table:table-cell>
            </table:table-row>
            <table:table-row>
              <table:table-cell office:value-type="string">
                <text:p>7</text:p>
              </table:table-cell>
              <table:table-cell office:value-type="float" office:value="39">
                <text:p>39</text:p>
              </table:table-cell>
              <table:table-cell office:value-type="float" office:value="0.384004">
                <text:p>0.38400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16cm" svg:y="4.207cm" style:legend-expansion="high" chart:style-name="ch2"/>
        <chart:plot-area chart:style-name="ch3" chart:data-source-has-labels="both" svg:x="0.769cm" svg:y="0.851cm" svg:width="12.309cm" svg:height="7.549cm">
          <chartooo:coordinate-region svg:x="1.515cm" svg:y="1.043cm" svg:width="11.28cm" svg:height="6.725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82">
                <text:p>82</text:p>
              </table:table-cell>
              <table:table-cell office:value-type="float" office:value="0.631638723139308">
                <text:p>0.631638723139308</text:p>
              </table:table-cell>
            </table:table-row>
            <table:table-row>
              <table:table-cell office:value-type="string">
                <text:p>2</text:p>
              </table:table-cell>
              <table:table-cell office:value-type="float" office:value="83">
                <text:p>83</text:p>
              </table:table-cell>
              <table:table-cell office:value-type="float" office:value="0.664702900524718">
                <text:p>0.664702900524718</text:p>
              </table:table-cell>
            </table:table-row>
            <table:table-row>
              <table:table-cell office:value-type="string">
                <text:p>3</text:p>
              </table:table-cell>
              <table:table-cell office:value-type="float" office:value="84">
                <text:p>84</text:p>
              </table:table-cell>
              <table:table-cell office:value-type="float" office:value="0.700930637790327">
                <text:p>0.700930637790327</text:p>
              </table:table-cell>
            </table:table-row>
            <table:table-row>
              <table:table-cell office:value-type="string">
                <text:p>4</text:p>
              </table:table-cell>
              <table:table-cell office:value-type="float" office:value="85">
                <text:p>85</text:p>
              </table:table-cell>
              <table:table-cell office:value-type="float" office:value="0.660740582290846">
                <text:p>0.660740582290846</text:p>
              </table:table-cell>
            </table:table-row>
            <table:table-row>
              <table:table-cell office:value-type="string">
                <text:p>5</text:p>
              </table:table-cell>
              <table:table-cell office:value-type="float" office:value="86">
                <text:p>86</text:p>
              </table:table-cell>
              <table:table-cell office:value-type="float" office:value="0.68353373139171">
                <text:p>0.68353373139171</text:p>
              </table:table-cell>
            </table:table-row>
            <table:table-row>
              <table:table-cell office:value-type="string">
                <text:p>6</text:p>
              </table:table-cell>
              <table:table-cell office:value-type="float" office:value="87">
                <text:p>87</text:p>
              </table:table-cell>
              <table:table-cell office:value-type="float" office:value="0.710586037801355">
                <text:p>0.710586037801355</text:p>
              </table:table-cell>
            </table:table-row>
            <table:table-row>
              <table:table-cell office:value-type="string">
                <text:p>7</text:p>
              </table:table-cell>
              <table:table-cell office:value-type="float" office:value="88">
                <text:p>88</text:p>
              </table:table-cell>
              <table:table-cell office:value-type="float" office:value="0.702647441176156">
                <text:p>0.702647441176156</text:p>
              </table:table-cell>
            </table:table-row>
            <table:table-row>
              <table:table-cell office:value-type="string">
                <text:p>8</text:p>
              </table:table-cell>
              <table:table-cell office:value-type="float" office:value="89">
                <text:p>89</text:p>
              </table:table-cell>
              <table:table-cell office:value-type="float" office:value="0.706259071660802">
                <text:p>0.706259071660802</text:p>
              </table:table-cell>
            </table:table-row>
            <table:table-row>
              <table:table-cell office:value-type="string">
                <text:p>9</text:p>
              </table:table-cell>
              <table:table-cell office:value-type="float" office:value="90">
                <text:p>90</text:p>
              </table:table-cell>
              <table:table-cell office:value-type="float" office:value="0.729521035891655">
                <text:p>0.729521035891655</text:p>
              </table:table-cell>
            </table:table-row>
            <table:table-row>
              <table:table-cell office:value-type="string">
                <text:p>10</text:p>
              </table:table-cell>
              <table:table-cell office:value-type="float" office:value="91">
                <text:p>91</text:p>
              </table:table-cell>
              <table:table-cell office:value-type="float" office:value="0.732267815318401">
                <text:p>0.732267815318401</text:p>
              </table:table-cell>
            </table:table-row>
            <table:table-row>
              <table:table-cell office:value-type="string">
                <text:p>11</text:p>
              </table:table-cell>
              <table:table-cell office:value-type="float" office:value="92">
                <text:p>92</text:p>
              </table:table-cell>
              <table:table-cell office:value-type="float" office:value="0.727637740778913">
                <text:p>0.727637740778913</text:p>
              </table:table-cell>
            </table:table-row>
            <table:table-row>
              <table:table-cell office:value-type="string">
                <text:p>12</text:p>
              </table:table-cell>
              <table:table-cell office:value-type="float" office:value="93">
                <text:p>93</text:p>
              </table:table-cell>
              <table:table-cell office:value-type="float" office:value="0.757047176391609">
                <text:p>0.757047176391609</text:p>
              </table:table-cell>
            </table:table-row>
            <table:table-row>
              <table:table-cell office:value-type="string">
                <text:p>13</text:p>
              </table:table-cell>
              <table:table-cell office:value-type="float" office:value="94">
                <text:p>94</text:p>
              </table:table-cell>
              <table:table-cell office:value-type="float" office:value="0.782473636093267">
                <text:p>0.782473636093267</text:p>
              </table:table-cell>
            </table:table-row>
            <table:table-row>
              <table:table-cell office:value-type="string">
                <text:p>14</text:p>
              </table:table-cell>
              <table:table-cell office:value-type="float" office:value="95">
                <text:p>95</text:p>
              </table:table-cell>
              <table:table-cell office:value-type="float" office:value="0.793459001757792">
                <text:p>0.793459001757792</text:p>
              </table:table-cell>
            </table:table-row>
            <table:table-row>
              <table:table-cell office:value-type="string">
                <text:p>15</text:p>
              </table:table-cell>
              <table:table-cell office:value-type="float" office:value="96">
                <text:p>96</text:p>
              </table:table-cell>
              <table:table-cell office:value-type="float" office:value="0.781682154739791">
                <text:p>0.781682154739791</text:p>
              </table:table-cell>
            </table:table-row>
            <table:table-row>
              <table:table-cell office:value-type="string">
                <text:p>16</text:p>
              </table:table-cell>
              <table:table-cell office:value-type="float" office:value="97">
                <text:p>97</text:p>
              </table:table-cell>
              <table:table-cell office:value-type="float" office:value="0.81059823845579">
                <text:p>0.81059823845579</text:p>
              </table:table-cell>
            </table:table-row>
            <table:table-row>
              <table:table-cell office:value-type="string">
                <text:p>17</text:p>
              </table:table-cell>
              <table:table-cell office:value-type="float" office:value="98">
                <text:p>98</text:p>
              </table:table-cell>
              <table:table-cell office:value-type="float" office:value="0.803279385901949">
                <text:p>0.803279385901949</text:p>
              </table:table-cell>
            </table:table-row>
            <table:table-row>
              <table:table-cell office:value-type="string">
                <text:p>18</text:p>
              </table:table-cell>
              <table:table-cell office:value-type="float" office:value="99">
                <text:p>99</text:p>
              </table:table-cell>
              <table:table-cell office:value-type="float" office:value="0.847049093853311">
                <text:p>0.847049093853311</text:p>
              </table:table-cell>
            </table:table-row>
            <table:table-row>
              <table:table-cell office:value-type="string">
                <text:p>19</text:p>
              </table:table-cell>
              <table:table-cell office:value-type="float" office:value="100">
                <text:p>100</text:p>
              </table:table-cell>
              <table:table-cell office:value-type="float" office:value="0.845451239590974">
                <text:p>0.845451239590974</text:p>
              </table:table-cell>
            </table:table-row>
            <table:table-row>
              <table:table-cell office:value-type="string">
                <text:p>20</text:p>
              </table:table-cell>
              <table:table-cell office:value-type="float" office:value="101">
                <text:p>101</text:p>
              </table:table-cell>
              <table:table-cell office:value-type="float" office:value="0.829382538086391">
                <text:p>0.829382538086391</text:p>
              </table:table-cell>
            </table:table-row>
            <table:table-row>
              <table:table-cell office:value-type="string">
                <text:p>21</text:p>
              </table:table-cell>
              <table:table-cell office:value-type="float" office:value="102">
                <text:p>102</text:p>
              </table:table-cell>
              <table:table-cell office:value-type="float" office:value="0.846142458756648">
                <text:p>0.846142458756648</text:p>
              </table:table-cell>
            </table:table-row>
            <table:table-row>
              <table:table-cell office:value-type="string">
                <text:p>22</text:p>
              </table:table-cell>
              <table:table-cell office:value-type="float" office:value="103">
                <text:p>103</text:p>
              </table:table-cell>
              <table:table-cell office:value-type="float" office:value="0.836547132922504">
                <text:p>0.836547132922504</text:p>
              </table:table-cell>
            </table:table-row>
            <table:table-row>
              <table:table-cell office:value-type="string">
                <text:p>23</text:p>
              </table:table-cell>
              <table:table-cell office:value-type="float" office:value="104">
                <text:p>104</text:p>
              </table:table-cell>
              <table:table-cell office:value-type="float" office:value="0.824112749006892">
                <text:p>0.824112749006892</text:p>
              </table:table-cell>
            </table:table-row>
            <table:table-row>
              <table:table-cell office:value-type="string">
                <text:p>24</text:p>
              </table:table-cell>
              <table:table-cell office:value-type="float" office:value="105">
                <text:p>105</text:p>
              </table:table-cell>
              <table:table-cell office:value-type="float" office:value="0.839016126001548">
                <text:p>0.839016126001548</text:p>
              </table:table-cell>
            </table:table-row>
            <table:table-row>
              <table:table-cell office:value-type="string">
                <text:p>25</text:p>
              </table:table-cell>
              <table:table-cell office:value-type="float" office:value="106">
                <text:p>106</text:p>
              </table:table-cell>
              <table:table-cell office:value-type="float" office:value="0.85656849411993">
                <text:p>0.85656849411993</text:p>
              </table:table-cell>
            </table:table-row>
            <table:table-row>
              <table:table-cell office:value-type="string">
                <text:p>26</text:p>
              </table:table-cell>
              <table:table-cell office:value-type="float" office:value="107">
                <text:p>107</text:p>
              </table:table-cell>
              <table:table-cell office:value-type="float" office:value="0.858948907515099">
                <text:p>0.8589489075150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